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299in" fo:border="none"/>
    </style:style>
    <style:style style:name="Таблица13.A5" style:family="table-cell">
      <style:table-cell-properties fo:background-color="transparent" fo:padding="0.0299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style:font-name="Arial" fo:font-size="6pt" fo:language="ru" fo:country="RU" style:font-size-asian="6pt" style:font-name-complex="Arial" style:font-size-complex="6pt"/>
    </style:style>
    <style:style style:name="P9" style:family="paragraph" style:parent-style-name="Standard">
      <style:paragraph-properties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paragraph-properties fo:line-height="200%" fo:text-align="center" style:justify-single-word="false"/>
      <style:text-properties fo:language="ru" fo:country="RU"/>
    </style:style>
    <style:style style:name="P11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3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/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4" style:family="paragraph" style:parent-style-name="Standard">
      <style:paragraph-properties fo:margin-left="0in" fo:margin-right="0in" fo:margin-top="0.0598in" fo:margin-bottom="0in" fo:line-height="100%" fo:text-align="start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5" style:family="paragraph" style:parent-style-name="Text_20_body">
      <style:paragraph-properties fo:margin-left="0in" fo:margin-right="0in" fo:margin-top="0in" fo:margin-bottom="0.0835in" fo:text-align="justify" style:justify-single-word="false" fo:text-indent="0.3937in" style:auto-text-indent="false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29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0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1" style:family="paragraph" style:parent-style-name="Standard" style:master-page-name="">
      <style:paragraph-properties fo:margin-top="0in" fo:margin-bottom="0in" fo:line-height="100%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2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7" style:family="paragraph" style:parent-style-name="Table_20_Heading"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8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39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text-autospace="ideograph-alpha" style:punctuation-wrap="hanging" style:line-break="strict" style:writing-mode="lr-tb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 fo:hyphenate="false" fo:hyphenation-remain-char-count="2" fo:hyphenation-push-char-count="2"/>
    </style:style>
    <style:style style:name="P40" style:family="paragraph" style:parent-style-name="Text_20_body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41" style:family="paragraph" style:parent-style-name="Standard" style:master-page-name="First_20_Page">
      <style:paragraph-properties fo:margin-top="0in" fo:margin-bottom="0.0402in" fo:text-align="center" style:justify-single-word="false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language="en" fo:country="US" style:font-name-complex="Arial"/>
    </style:style>
    <style:style style:name="T8" style:family="text">
      <style:text-properties fo:language="ru" fo:country="RU"/>
    </style:style>
    <style:style style:name="T9" style:family="text">
      <style:text-properties fo:language="ru" fo:country="RU" fo:background-color="transparent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fo:language="ru" fo:country="RU" style:font-name-complex="Arial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/>
    </style:style>
    <style:style style:name="T14" style:family="text">
      <style:text-properties style:text-position="sub 58%" fo:language="en" fo:country="US" fo:font-style="italic" style:font-style-asian="italic" style:font-style-complex="italic"/>
    </style:style>
    <style:style style:name="T15" style:family="text">
      <style:text-properties style:text-position="sub 58%" fo:language="ru" fo:country="RU" fo:font-style="normal" style:font-style-asian="normal" style:font-style-complex="normal"/>
    </style:style>
    <style:style style:name="T16" style:family="text">
      <style:text-properties style:text-position="sub 58%" fo:font-style="normal" style:font-style-asian="normal" style:font-style-complex="normal"/>
    </style:style>
    <style:style style:name="T17" style:family="text">
      <style:text-properties style:text-position="sub 58%"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0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21" style:family="text">
      <style:text-properties fo:font-style="italic" fo:font-weight="bold" style:font-style-asian="italic" style:font-weight-asian="bold" style:font-name-complex="Arial" style:font-style-complex="italic" style:font-weight-complex="bold"/>
    </style:style>
    <style:style style:name="T22" style:family="text">
      <style:text-properties style:font-name-complex="Arial"/>
    </style:style>
    <style:style style:name="T23" style:family="text">
      <style:text-properties fo:color="#ffffff" style:text-underline-style="solid" style:text-underline-width="auto" style:text-underline-color="font-color" style:font-name-complex="Arial"/>
    </style:style>
    <style:style style:name="T24" style:family="text">
      <style:text-properties fo:color="#ffffff" fo:font-style="italic" fo:font-weight="bold" style:font-style-asian="italic" style:font-weight-asian="bold" style:font-name-complex="Arial" style:font-style-complex="italic" style:font-weight-complex="bold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background-color="transparent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style:text-underline-style="solid" style:text-underline-width="auto" style:text-underline-color="font-color" style:font-name-complex="Arial"/>
    </style:style>
    <style:style style:name="T30" style:family="text">
      <style:text-properties style:text-position="0% 100%" fo:language="en" fo:country="US" fo:font-style="normal" style:font-style-asian="normal" style:font-style-complex="normal"/>
    </style:style>
    <style:style style:name="T31" style:family="text">
      <style:text-properties style:text-position="0% 100%" fo:font-style="italic" style:font-style-asian="italic" style:font-style-complex="italic"/>
    </style:style>
    <style:style style:name="T32" style:family="text">
      <style:text-properties style:font-name="Arial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ПРОТОКОЛ <text:span text:style-name="T8">ПОВЕРКИ</text:span></text:p>
      <text:p text:style-name="P6"><text:span text:style-name="T22">дозиметра типа </text:span><text:span text:style-name="T11">ДКГ</text:span><text:span text:style-name="T22">-</text:span><text:span text:style-name="T11">АТ2503</text:span><text:span text:style-name="T7">A</text:span></text:p>
      <text:p text:style-name="P8"/>
      <text:p text:style-name="P5"><text:span text:style-name="T22">зав. № </text:span><text:span text:style-name="T20"><text:s/>$</text:span><text:span text:style-name="T3">allSerial <text:s/></text:span><text:span text:style-name="T21"><text:s/></text:span><text:span text:style-name="T24">.</text:span><text:span text:style-name="T21"> </text:span></text:p>
      <text:p text:style-name="P5"><text:span text:style-name="T22">принадлежащего </text:span><text:span text:style-name="T23">.</text:span><text:span text:style-name="T29"> <text:s text:c="105"/></text:span><text:span text:style-name="T23">.</text:span></text:p>
      <text:p text:style-name="P9"/>
      <text:p text:style-name="P15">Поверка проводилась на базе УП «АТОМТЕХ», в нормальных климатических условиях при температуре <text:span text:style-name="T18">Т</text:span> = <text:span text:style-name="T28"><text:s/></text:span><text:span text:style-name="T19">$temp </text:span><text:s/>°<text:span text:style-name="T18">С</text:span>, атмосферном давлении <text:span text:style-name="T18">Р</text:span> = <text:span text:style-name="T28"><text:s text:c="5"/></text:span><text:s/>мм.рт.ст, относительной влажности воздуха <text:span text:style-name="T18">р</text:span> = <text:span text:style-name="T28"><text:s/></text:span><text:span text:style-name="T19">$vlag </text:span><text:s/>%, внешнем фоне γ-излучения <text:span text:style-name="T2">H</text:span>*(10) = <text:span text:style-name="T28"><text:s/></text:span><text:span text:style-name="T19">$bground </text:span><text:s/>нЗв/ч, <text:s/>согласно методике, изложенной в МП. МН 743-99</text:p>
      <text:p text:style-name="P31"><text:span text:style-name="T8">1. </text:span>Эталонные средства измерений:</text:p>
      <text:p text:style-name="P11">- <text:span text:style-name="T1">$facility_110</text:span>;</text:p>
      <text:p text:style-name="P13">- <text:span text:style-name="T1">$facility_1</text:span>3<text:span text:style-name="T1">0</text:span>;</text:p>
      <text:p text:style-name="P32"><text:span text:style-name="T8">2. </text:span>Внешний осмотр и опробование БД:</text:p>
      <text:p text:style-name="P12">- документация<text:tab/></text:p>
      <text:p text:style-name="P12">- отсутствие механических повреждений<text:tab/></text:p>
      <text:p text:style-name="P14">- контроль работоспособности<text:tab/></text:p>
      <text:p text:style-name="P39">3. Определение метрологических характеристик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38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Г-АТ2503A</text:span><text:span text:style-name="T4"> зав. №</text:span><text:span text:style-name="T5"> </text:span><text:span text:style-name="T4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6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1.B2" office:value-type="string">
            <text:p text:style-name="P17">Номер источ-ника</text:p>
          </table:table-cell>
          <table:table-cell table:style-name="t1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.B2" office:value-type="string">
            <text:p text:style-name="P37">Показания прибора</text:p>
          </table:table-cell>
          <table:table-cell table:style-name="t1.B2" office:value-type="string">
            <text:p text:style-name="P29">Среднее значение, </text:p>
            <text:p text:style-name="P30"><text:span text:style-name="T2">H</text:span><text:span text:style-name="T14">pi</text:span><text:span text:style-name="T30">(10)</text:span></text:p>
          </table:table-cell>
          <table:table-cell table:style-name="t1.B2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22"><text:span text:style-name="T10">θ</text:span><text:span text:style-name="T15">пр</text:span><text:span text:style-name="T14">i</text:span><text:span text:style-name="T8">,</text:span> %</text:p>
          </table:table-cell>
          <table:table-cell table:style-name="t1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1.B2" office:value-type="string">
            <text:p text:style-name="P27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1.I2" office:value-type="string">
            <text:p text:style-name="P25"><text:span text:style-name="T26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1.A3" office:value-type="string">
            <text:p text:style-name="P33">Фон</text:p>
          </table:table-cell>
          <table:table-cell table:style-name="t1.B3" office:value-type="string">
            <text:p text:style-name="P34">—</text:p>
          </table:table-cell>
          <table:table-cell table:style-name="t1.B3" office:value-type="string">
            <text:p text:style-name="P18">$1-d0</text:p>
          </table:table-cell>
          <table:table-cell table:style-name="t1.D3" office:value-type="string">
            <text:section text:style-name="Sect1" text:name="Раздел5">
              <text:p text:style-name="P34">$1-bg0</text:p>
              <text:p text:style-name="P34">$1-bg1</text:p>
              <text:p text:style-name="P34">$1-bg2</text:p>
              <text:p text:style-name="P34">$1-bg3</text:p>
              <text:p text:style-name="P34">$1-bg4</text:p>
              <text:p text:style-name="P34">$1-bg5</text:p>
              <text:p text:style-name="P34">$1-bg6</text:p>
              <text:p text:style-name="P34">$1-bg7</text:p>
              <text:p text:style-name="P33"/>
            </text:section>
          </table:table-cell>
          <table:table-cell table:style-name="t1.B3" office:value-type="string">
            <text:p text:style-name="P18">$1-av-bg</text:p>
          </table:table-cell>
          <table:table-cell table:style-name="t1.B3" office:value-type="string">
            <text:p text:style-name="P18">—</text:p>
          </table:table-cell>
          <table:table-cell table:style-name="t1.B3" office:value-type="string">
            <text:p text:style-name="P18">—</text:p>
          </table:table-cell>
          <table:table-cell table:style-name="t1.B3" office:value-type="string">
            <text:p text:style-name="P18">—</text:p>
          </table:table-cell>
          <table:table-cell table:style-name="t1.I3" office:value-type="string">
            <text:p text:style-name="P20">—</text:p>
          </table:table-cell>
        </table:table-row>
        <table:table-row>
          <table:table-cell table:style-name="t1.A3" office:value-type="string">
            <text:p text:style-name="P17">0.80 мкЗв/ч</text:p>
          </table:table-cell>
          <table:table-cell table:style-name="t1.B3" office:value-type="string">
            <text:p text:style-name="P18">$1-n0</text:p>
          </table:table-cell>
          <table:table-cell table:style-name="t1.B3" office:value-type="string">
            <text:p text:style-name="P18">$1-d0</text:p>
          </table:table-cell>
          <table:table-cell table:style-name="t1.D3" office:value-type="string">
            <text:section text:style-name="Sect1" text:name="Раздел1">
              <text:p text:style-name="P34">$1-m00</text:p>
              <text:p text:style-name="P34">$1-m01</text:p>
              <text:p text:style-name="P34">$1-m02</text:p>
              <text:p text:style-name="P34">$1-m03</text:p>
              <text:p text:style-name="P34">$1-m04</text:p>
              <text:p text:style-name="P34">$1-m05</text:p>
              <text:p text:style-name="P34">$1-m06</text:p>
              <text:p text:style-name="P34">$1-m07</text:p>
              <text:p text:style-name="P34"/>
            </text:section>
          </table:table-cell>
          <table:table-cell table:style-name="t1.B3" office:value-type="string">
            <text:p text:style-name="P18">$1-av0</text:p>
          </table:table-cell>
          <table:table-cell table:style-name="t1.B3" office:value-type="string">
            <text:p text:style-name="P18">$1-o0</text:p>
          </table:table-cell>
          <table:table-cell table:style-name="t1.B3" office:value-type="string">
            <text:p text:style-name="P18">$1-q0</text:p>
          </table:table-cell>
          <table:table-cell table:style-name="t1.B3" office:value-type="string">
            <text:p text:style-name="P18">$1-do0</text:p>
          </table:table-cell>
          <table:table-cell table:style-name="t1.I3" office:value-type="string">
            <text:p text:style-name="P17">±<text:span text:style-name="T8">33.8</text:span></text:p>
          </table:table-cell>
        </table:table-row>
        <table:table-row>
          <table:table-cell table:style-name="t1.A3" office:value-type="string">
            <text:p text:style-name="P17">4.0 мЗв/ч</text:p>
          </table:table-cell>
          <table:table-cell table:style-name="t1.B3" office:value-type="string">
            <text:p text:style-name="P18">$1-n1</text:p>
          </table:table-cell>
          <table:table-cell table:style-name="t1.B3" office:value-type="string">
            <text:p text:style-name="P18">$1-d1</text:p>
          </table:table-cell>
          <table:table-cell table:style-name="t1.D3" office:value-type="string">
            <text:section text:style-name="Sect1" text:name="Раздел2">
              <text:p text:style-name="P7">$1-m10</text:p>
              <text:p text:style-name="P34">$1-m11</text:p>
              <text:p text:style-name="P34">$1-m12</text:p>
              <text:p text:style-name="P34">$1-m13</text:p>
              <text:p text:style-name="P34">$1-m14</text:p>
            </text:section>
          </table:table-cell>
          <table:table-cell table:style-name="t1.B3" office:value-type="string">
            <text:p text:style-name="P18">$1-av1</text:p>
          </table:table-cell>
          <table:table-cell table:style-name="t1.B3" office:value-type="string">
            <text:p text:style-name="P18">$1-o1</text:p>
          </table:table-cell>
          <table:table-cell table:style-name="t1.B3" office:value-type="string">
            <text:p text:style-name="P18">$1-q1</text:p>
          </table:table-cell>
          <table:table-cell table:style-name="t1.B3" office:value-type="string">
            <text:p text:style-name="P18">$1-do1</text:p>
          </table:table-cell>
          <table:table-cell table:style-name="t1.I3" office:value-type="string">
            <text:p text:style-name="P17">±<text:span text:style-name="T8">15</text:span></text:p>
          </table:table-cell>
        </table:table-row>
        <table:table-row>
          <table:table-cell table:style-name="t1.A6" office:value-type="string">
            <text:p text:style-name="P17">80<text:span text:style-name="T8">.</text:span>0 мЗв/ч</text:p>
          </table:table-cell>
          <table:table-cell table:style-name="t1.B6" office:value-type="string">
            <text:p text:style-name="P18">$1-n2</text:p>
          </table:table-cell>
          <table:table-cell table:style-name="t1.B6" office:value-type="string">
            <text:p text:style-name="P18">$1-d2</text:p>
          </table:table-cell>
          <table:table-cell table:style-name="t1.D6" office:value-type="string">
            <text:section text:style-name="Sect1" text:name="Раздел3">
              <text:p text:style-name="P7">$1-m20</text:p>
              <text:p text:style-name="P34">$1-m21</text:p>
              <text:p text:style-name="P34">$1-m22</text:p>
              <text:p text:style-name="P34">$1-m23</text:p>
              <text:p text:style-name="P34">$1-m24</text:p>
            </text:section>
          </table:table-cell>
          <table:table-cell table:style-name="t1.B6" office:value-type="string">
            <text:p text:style-name="P18">$1-av2</text:p>
          </table:table-cell>
          <table:table-cell table:style-name="t1.B6" office:value-type="string">
            <text:p text:style-name="P18">$1-o2</text:p>
          </table:table-cell>
          <table:table-cell table:style-name="t1.B6" office:value-type="string">
            <text:p text:style-name="P18">$1-q2</text:p>
          </table:table-cell>
          <table:table-cell table:style-name="t1.B6" office:value-type="string">
            <text:p text:style-name="P18">$1-do2</text:p>
          </table:table-cell>
          <table:table-cell table:style-name="t1.I6" office:value-type="string">
            <text:p text:style-name="P17">±<text:span text:style-name="T8">15.4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38"><text:span text:style-name="T4">Определение основной относительной погрешности измерения </text:span><text:span text:style-name="T29">дозы гамма излучения</text:span><text:span text:style-name="T4"> <text:s text:c="9"/></text:span><text:span text:style-name="T29">ДКГ-АТ2503A</text:span><text:span text:style-name="T4"> зав. №</text:span><text:span text:style-name="T5"> ##</text:span><text:span text:style-name="T4">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3"><text:span text:style-name="T1">Действи-тельное</text:span> значение</text:p>
            <text:p text:style-name="P33">ЭД<text:span text:style-name="T32">,</text:span></text:p>
            <text:p text:style-name="P33"><text:span text:style-name="T2">H</text:span><text:span text:style-name="T14">p</text:span><text:span text:style-name="T13">0</text:span><text:span text:style-name="T1">(10)</text:span></text:p>
          </table:table-cell>
          <table:table-cell table:style-name="s1.B2" table:number-rows-spanned="2" office:value-type="string">
            <text:p text:style-name="P17">Номер источника</text:p>
          </table:table-cell>
          <table:table-cell table:style-name="s1.B2" table:number-rows-spanned="2" office:value-type="string">
            <text:p text:style-name="P35"><text:s text:c="2"/>d, <text:span text:style-name="T8">см <text:s/></text:span></text:p>
            <text:p text:style-name="P36">t, <text:span text:style-name="T8">сек</text:span></text:p>
          </table:table-cell>
          <table:table-cell table:style-name="s1.B2" table:number-columns-spanned="3" office:value-type="string">
            <text:p text:style-name="P33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7"><text:span text:style-name="T9">Относитель-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17"><text:span text:style-name="T10">θ</text:span><text:span text:style-name="T15">пр</text:span><text:span text:style-name="T14">i</text:span><text:span text:style-name="T8">,</text:span> %</text:p>
          </table:table-cell>
          <table:table-cell table:style-name="s1.B2" table:number-rows-spanned="2" office:value-type="string">
            <text:p text:style-name="P28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1.I2" table:number-rows-spanned="2" office:value-type="string">
            <text:p text:style-name="P26"><text:span text:style-name="T25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3"><text:span text:style-name="T2">H</text:span><text:span text:style-name="T14">pi</text:span><text:span text:style-name="T1">(10)</text:span></text:p>
          </table:table-cell>
          <table:table-cell table:style-name="s1.D3" office:value-type="string">
            <text:p text:style-name="P33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1.D3" office:value-type="string">
            <text:p text:style-name="P33"><text:span text:style-name="T2">H</text:span><text:span text:style-name="T14">pi</text:span><text:span text:style-name="T6">(10)</text:span><text:span text:style-name="T16">изм</text:span><text:span text:style-name="T17">.</text:span><text:span text:style-name="T31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7">4.0 <text:span text:style-name="T8">мкЗв</text:span></text:p>
          </table:table-cell>
          <table:table-cell table:style-name="s1.B4" office:value-type="string">
            <text:p text:style-name="P18">##1-<text:span text:style-name="T1">dn</text:span>_<text:span text:style-name="T8">1</text:span></text:p>
          </table:table-cell>
          <table:table-cell table:style-name="s1.B4" office:value-type="string">
            <text:p text:style-name="P24"><text:s text:c="2"/>##1-<text:span text:style-name="T1">dd_1</text:span> <text:s/></text:p>
            <text:p text:style-name="P21"><text:span text:style-name="T8">360</text:span>c</text:p>
          </table:table-cell>
          <table:table-cell table:style-name="s1.B4" office:value-type="string">
            <text:p text:style-name="P18">##1-d_dev_<text:span text:style-name="T8">1</text:span></text:p>
          </table:table-cell>
          <table:table-cell table:style-name="s1.B4" office:value-type="string">
            <text:p text:style-name="P18">##1-dose_<text:span text:style-name="T8">1</text:span></text:p>
          </table:table-cell>
          <table:table-cell table:style-name="s1.B4" office:value-type="string">
            <text:p text:style-name="P18">##1-d_res_<text:span text:style-name="T8">1</text:span></text:p>
          </table:table-cell>
          <table:table-cell table:style-name="s1.B4" office:value-type="string">
            <text:p text:style-name="P18">##1-o_pog_<text:span text:style-name="T8">1</text:span></text:p>
          </table:table-cell>
          <table:table-cell table:style-name="s1.B4" office:value-type="string">
            <text:p text:style-name="P18">##1-d_gran_<text:span text:style-name="T8">1</text:span></text:p>
          </table:table-cell>
          <table:table-cell table:style-name="s1.I4" office:value-type="string">
            <text:p text:style-name="P17">±<text:span text:style-name="T8">15.4</text:span></text:p>
          </table:table-cell>
        </table:table-row>
        <table:table-row>
          <table:table-cell table:style-name="s1.A5" office:value-type="string">
            <text:p text:style-name="P17">4.0 мЗв</text:p>
          </table:table-cell>
          <table:table-cell table:style-name="s1.B5" office:value-type="string">
            <text:p text:style-name="P18">##1-<text:span text:style-name="T1">dn</text:span>_<text:span text:style-name="T8">2</text:span></text:p>
          </table:table-cell>
          <table:table-cell table:style-name="s1.B5" office:value-type="string">
            <text:p text:style-name="P24"><text:s text:c="2"/>##1-<text:span text:style-name="T1">dd_2</text:span> <text:s/></text:p>
            <text:p text:style-name="P21">180c</text:p>
          </table:table-cell>
          <table:table-cell table:style-name="s1.B5" office:value-type="string">
            <text:p text:style-name="P18">##1-d_dev_<text:span text:style-name="T8">2</text:span></text:p>
          </table:table-cell>
          <table:table-cell table:style-name="s1.B5" office:value-type="string">
            <text:p text:style-name="P18">##1-dose_<text:span text:style-name="T8">2</text:span></text:p>
          </table:table-cell>
          <table:table-cell table:style-name="s1.B5" office:value-type="string">
            <text:p text:style-name="P18">##1-d_res_<text:span text:style-name="T8">2</text:span></text:p>
          </table:table-cell>
          <table:table-cell table:style-name="s1.B5" office:value-type="string">
            <text:p text:style-name="P18">##1-o_pog_<text:span text:style-name="T8">2</text:span></text:p>
          </table:table-cell>
          <table:table-cell table:style-name="s1.B5" office:value-type="string">
            <text:p text:style-name="P18">##1-d_gran_<text:span text:style-name="T8">2</text:span></text:p>
          </table:table-cell>
          <table:table-cell table:style-name="s1.I5" office:value-type="string">
            <text:p text:style-name="P17">±<text:span text:style-name="T8">15.4</text:span></text:p>
          </table:table-cell>
        </table:table-row>
      </table:table>
      <text:p text:style-name="P40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3">Выводы:<text:tab/></text:p>
          </table:table-cell>
        </table:table-row>
        <table:table-row>
          <table:table-cell table:style-name="Таблица13.A1" office:value-type="string">
            <text:p text:style-name="P3"><text:span text:style-name="T8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3"><text:span text:style-name="T8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4">Поверитель<text:tab/></text:p>
          </table:table-cell>
        </table:table-row>
        <table:table-row>
          <table:table-cell table:style-name="Таблица13.A5" office:value-type="string">
            <text:p text:style-name="P4">Дата<text:tab/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83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225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Индивидуальный дозиметр ДКГ-АТ2503A<text:span text:style-name="MT1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11-27T16:21:08.98</dc:date>
    <meta:editing-duration>P3DT6H10M59S</meta:editing-duration>
    <meta:editing-cycles>375</meta:editing-cycles>
    <meta:generator>OpenOffice/4.1.6$Win32 OpenOffice.org_project/416m1$Build-9790</meta:generator>
    <meta:document-statistic meta:table-count="3" meta:image-count="0" meta:object-count="0" meta:page-count="1" meta:paragraph-count="127" meta:word-count="275" meta:character-count="2174"/>
  </office:meta>
</office:document-meta>
</file>